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2213" officeooo:paragraph-rsid="000422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student@localhost ~]$ sudo service mongod start</text:p>
      <text:p text:style-name="P1">[sudo] password for student: </text:p>
      <text:p text:style-name="P1">Redirecting to /bin/systemctl start <text:s/>mongod.service</text:p>
      <text:p text:style-name="P1">[student@localhost ~]$ mongo</text:p>
      <text:p text:style-name="P1">MongoDB shell version: 2.4.6</text:p>
      <text:p text:style-name="P1">connecting to: test</text:p>
      <text:p text:style-name="P1">&gt; show dbs</text:p>
      <text:p text:style-name="P1">Games<text:tab/>0.203125GB</text:p>
      <text:p text:style-name="P1">Movies<text:tab/>0.203125GB</text:p>
      <text:p text:style-name="P1">arregation<text:tab/>0.203125GB</text:p>
      <text:p text:style-name="P1">local<text:tab/>0.078125GB</text:p>
      <text:p text:style-name="P1">mdb<text:tab/>0.203125GB</text:p>
      <text:p text:style-name="P1">moviedb<text:tab/>0.203125GB</text:p>
      <text:p text:style-name="P1">products<text:tab/>0.203125GB</text:p>
      <text:p text:style-name="P1">sample<text:tab/>0.203125GB</text:p>
      <text:p text:style-name="P1">test<text:tab/>0.203125GB</text:p>
      <text:p text:style-name="P1">vaishu<text:tab/>0.203125GB</text:p>
      <text:p text:style-name="P1">&gt; use moviedb</text:p>
      <text:p text:style-name="P1">switched to db moviedb</text:p>
      <text:p text:style-name="P1">&gt; show collections</text:p>
      <text:p text:style-name="P1">movie</text:p>
      <text:p text:style-name="P1">system.indexes</text:p>
      <text:p text:style-name="P1">&gt; create collections users</text:p>
      <text:p text:style-name="P1">Wed Sep 18 14:57:33.040 SyntaxError: Unexpected identifier</text:p>
      <text:p text:style-name="P1">&gt; create users</text:p>
      <text:p text:style-name="P1">Wed Sep 18 14:57:39.573 SyntaxError: Unexpected identifier</text:p>
      <text:p text:style-name="P1">&gt; db.users.insert({username:"GoodGuyGreg",first_name:"Good Guy",last_name:"Greg"})</text:p>
      <text:p text:style-name="P1">&gt; db.users.insert({username:"ScumbagSteve",full_name:{firast_name:"Scumbag",last :"Steve"}})</text:p>
      <text:p text:style-name="P1">&gt; db.users.find().pretty()</text:p>
      <text:p text:style-name="P1">{</text:p>
      <text:p text:style-name="P1"><text:tab/>"_id" : ObjectId("5d81f977cd1cf80846385584"),</text:p>
      <text:p text:style-name="P1"><text:tab/>"username" : "GoodGuyGreg",</text:p>
      <text:p text:style-name="P1"><text:tab/>"first_name" : "Good Guy",</text:p>
      <text:p text:style-name="P1"><text:tab/>"last_name" : "Greg"</text:p>
      <text:p text:style-name="P1">}</text:p>
      <text:p text:style-name="P1">{</text:p>
      <text:p text:style-name="P1"><text:tab/>"_id" : ObjectId("5d81ff54cd1cf80846385585"),</text:p>
      <text:p text:style-name="P1"><text:tab/>"username" : "ScumbagSteve",</text:p>
      <text:p text:style-name="P1"><text:tab/>"full_name" : {</text:p>
      <text:p text:style-name="P1"><text:tab/><text:tab/>"firast_name" : "Scumbag",</text:p>
      <text:p text:style-name="P1"><text:tab/><text:tab/>"last" : "Steve"</text:p>
      <text:p text:style-name="P1"><text:tab/>}</text:p>
      <text:p text:style-name="P1">}</text:p>
      <text:p text:style-name="P1">&gt; db.zipcode.insert({state:"maharashtra",city:"nagpur",pop:2000})</text:p>
      <text:p text:style-name="P1">&gt; db.zipcode.insert({state:"maharashtra",city:"nagar",pop:22000})</text:p>
      <text:p text:style-name="P1">&gt; db.zipcode.insert({state:"maharashtra",city:"mumbai",pop:72000})</text:p>
      <text:p text:style-name="P1">&gt; db.zipcode.insert({state:"gujrat",city:"gandhinagar",pop:42000})</text:p>
      <text:p text:style-name="P1">&gt; db.zipcode.insert({state:"gujrat",city:"ahmedabad",pop:45000})</text:p>
      <text:p text:style-name="P1">&gt; db.zipcode.insert({state:"punjab",city:"amrutsar",pop:23000})</text:p>
      <text:p text:style-name="P1"><text:soft-page-break/>&gt; db.zipcode.insert({state:"punjab",city:"ludhiyana",pop:27000})</text:p>
      <text:p text:style-name="P1">&gt; db.zipcode.insert({state:"punjab",city:"chandigad",pop:21000})</text:p>
      <text:p text:style-name="P1">&gt; db.zipcode.find()</text:p>
      <text:p text:style-name="P1">{ "_id" : ObjectId("5d81ffeacd1cf80846385586"), "state" : "maharashtra", "city" : "nagpur", "pop" : 2000 }</text:p>
      <text:p text:style-name="P1">{ "_id" : ObjectId("5d820000cd1cf80846385587"), "state" : "maharashtra", "city" : "nagar", "pop" : 22000 }</text:p>
      <text:p text:style-name="P1">{ "_id" : ObjectId("5d820016cd1cf80846385588"), "state" : "maharashtra", "city" : "mumbai", "pop" : 72000 }</text:p>
      <text:p text:style-name="P1">{ "_id" : ObjectId("5d820056cd1cf80846385589"), "state" : "gujrat", "city" : "gandhinagar", "pop" : 42000 }</text:p>
      <text:p text:style-name="P1">{ "_id" : ObjectId("5d82007bcd1cf8084638558a"), "state" : "gujrat", "city" : "ahmedabad", "pop" : 45000 }</text:p>
      <text:p text:style-name="P1">{ "_id" : ObjectId("5d8200a7cd1cf8084638558b"), "state" : "punjab", "city" : "amrutsar", "pop" : 23000 }</text:p>
      <text:p text:style-name="P1">{ "_id" : ObjectId("5d8200b6cd1cf8084638558c"), "state" : "punjab", "city" : "ludhiyana", "pop" : 27000 }</text:p>
      <text:p text:style-name="P1">{ "_id" : ObjectId("5d8200d0cd1cf8084638558d"), "state" : "punjab", "city" : "chandigad", "pop" : 21000 }</text:p>
      <text:p text:style-name="P1">&gt; db.zipcode.aggregate({group:{_id:"$state",totalpop:{$sum:"$pop"}})</text:p>
      <text:p text:style-name="P1">... $</text:p>
      <text:p text:style-name="P1">... $;</text:p>
      <text:p text:style-name="P1">... $"</text:p>
      <text:p text:style-name="P1">... ^C</text:p>
      <text:p text:style-name="P1"></text:p>
      <text:p text:style-name="P1">&gt; db.zipcode.aggregate({$group:{_id:"$state",totalpop:{$sum:"$pop"}})</text:p>
      <text:p text:style-name="P1">... ^C</text:p>
      <text:p text:style-name="P1"></text:p>
      <text:p text:style-name="P1">&gt; db.zipcode.aggregate({$group:{_id:"$state",totalpop:{$sum:"$pop"}})</text:p>
      <text:p text:style-name="P1">... ^C</text:p>
      <text:p text:style-name="P1"></text:p>
      <text:p text:style-name="P1">&gt; db.zipcode.aggregate({$group:{_id:"state",totalpop:{$sum:$pop}})</text:p>
      <text:p text:style-name="P1">... ;</text:p>
      <text:p text:style-name="P1">... '</text:p>
      <text:p text:style-name="P1">... </text:p>
      <text:p text:style-name="P1">... "</text:p>
      <text:p text:style-name="P1">... ^C</text:p>
      <text:p text:style-name="P1"></text:p>
      <text:p text:style-name="P1">&gt; db.zipcode.aggregate(^C</text:p>
      <text:p text:style-name="P1">bye</text:p>
      <text:p text:style-name="P1">[student@localhost ~]$ sudo service mongod start</text:p>
      <text:p text:style-name="P1">[sudo] password for student: </text:p>
      <text:p text:style-name="P1">Sorry, try again.</text:p>
      <text:p text:style-name="P1">[sudo] password for student: </text:p>
      <text:p text:style-name="P1">Sorry, try again.</text:p>
      <text:p text:style-name="P1">[sudo] password for student: </text:p>
      <text:p text:style-name="P1">Redirecting to /bin/systemctl start <text:s/>mongod.service</text:p>
      <text:p text:style-name="P1">[student@localhost ~]$ mongo</text:p>
      <text:p text:style-name="P1">MongoDB shell version: 2.4.6</text:p>
      <text:p text:style-name="P1"><text:soft-page-break/>connecting to: test</text:p>
      <text:p text:style-name="P1">&gt; use moviesdb</text:p>
      <text:p text:style-name="P1">switched to db moviesdb</text:p>
      <text:p text:style-name="P1">&gt; db.zipcode.find()</text:p>
      <text:p text:style-name="P1">&gt; use moviedb</text:p>
      <text:p text:style-name="P1">switched to db moviedb</text:p>
      <text:p text:style-name="P1">&gt; db.zipcode.find()</text:p>
      <text:p text:style-name="P1">{ "_id" : ObjectId("5d81ffeacd1cf80846385586"), "state" : "maharashtra", "city" : "nagpur", "pop" : 2000 }</text:p>
      <text:p text:style-name="P1">{ "_id" : ObjectId("5d820000cd1cf80846385587"), "state" : "maharashtra", "city" : "nagar", "pop" : 22000 }</text:p>
      <text:p text:style-name="P1">{ "_id" : ObjectId("5d820016cd1cf80846385588"), "state" : "maharashtra", "city" : "mumbai", "pop" : 72000 }</text:p>
      <text:p text:style-name="P1">{ "_id" : ObjectId("5d820056cd1cf80846385589"), "state" : "gujrat", "city" : "gandhinagar", "pop" : 42000 }</text:p>
      <text:p text:style-name="P1">{ "_id" : ObjectId("5d82007bcd1cf8084638558a"), "state" : "gujrat", "city" : "ahmedabad", "pop" : 45000 }</text:p>
      <text:p text:style-name="P1">{ "_id" : ObjectId("5d8200a7cd1cf8084638558b"), "state" : "punjab", "city" : "amrutsar", "pop" : 23000 }</text:p>
      <text:p text:style-name="P1">{ "_id" : ObjectId("5d8200b6cd1cf8084638558c"), "state" : "punjab", "city" : "ludhiyana", "pop" : 27000 }</text:p>
      <text:p text:style-name="P1">{ "_id" : ObjectId("5d8200d0cd1cf8084638558d"), "state" : "punjab", "city" : "chandigad", "pop" : 21000 }</text:p>
      <text:p text:style-name="P1">&gt; db.zipcode.aggregate({$group:{"$state",totalpop:{$sum:"$pop"}}})</text:p>
      <text:p text:style-name="P1">Wed Sep 18 15:48:16.903 SyntaxError: Unexpected token ,</text:p>
      <text:p text:style-name="P1">&gt; db.zipcode.aggregate({$group:{"$state"totalpop:{$sum:"$pop"}}})</text:p>
      <text:p text:style-name="P1">Wed Sep 18 15:48:26.508 SyntaxError: Unexpected identifier</text:p>
      <text:p text:style-name="P1">&gt; db.zipcode.aggregate({$group:{_id:"$state", totalpop:{$sum:"$pop"}}})</text:p>
      <text:p text:style-name="P1">{</text:p>
      <text:p text:style-name="P1"><text:tab/>"result" : [</text:p>
      <text:p text:style-name="P1"><text:tab/><text:tab/>{</text:p>
      <text:p text:style-name="P1"><text:tab/><text:tab/><text:tab/>"_id" : "punjab",</text:p>
      <text:p text:style-name="P1"><text:tab/><text:tab/><text:tab/>"totalpop" : 71000</text:p>
      <text:p text:style-name="P1"><text:tab/><text:tab/>},</text:p>
      <text:p text:style-name="P1"><text:tab/><text:tab/>{</text:p>
      <text:p text:style-name="P1"><text:tab/><text:tab/><text:tab/>"_id" : "gujrat",</text:p>
      <text:p text:style-name="P1"><text:tab/><text:tab/><text:tab/>"totalpop" : 87000</text:p>
      <text:p text:style-name="P1"><text:tab/><text:tab/>},</text:p>
      <text:p text:style-name="P1"><text:tab/><text:tab/>{</text:p>
      <text:p text:style-name="P1"><text:tab/><text:tab/><text:tab/>"_id" : "maharashtra",</text:p>
      <text:p text:style-name="P1"><text:tab/><text:tab/><text:tab/>"totalpop" : 96000</text:p>
      <text:p text:style-name="P1"><text:tab/><text:tab/>}</text:p>
      <text:p text:style-name="P1"><text:tab/>],</text:p>
      <text:p text:style-name="P1"><text:tab/>"ok" : 1</text:p>
      <text:p text:style-name="P1">}</text:p>
      <text:p text:style-name="P1">&gt; db.zipcode.aggregate({$group:{_id:"$state", totalpop:{$sum:"$pop"},{sort:{$totalpop:1}}}})</text:p>
      <text:p text:style-name="P1">Wed Sep 18 15:50:03.229 SyntaxError: Unexpected token {</text:p>
      <text:p text:style-name="P1">&gt; db.zipcode.aggregate({$group:{_id:"$state", totalpop:{$sum:"$pop"},sort:{$totalpop:1}}})</text:p>
      <text:p text:style-name="P1">Error: Printing Stack Trace</text:p>
      <text:p text:style-name="P1"><text:soft-page-break/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5:50:23.298 aggregate failed: {</text:p>
      <text:p text:style-name="P1"><text:tab/>"errmsg" : "exception: unknown group operator '$totalpop'",</text:p>
      <text:p text:style-name="P1"><text:tab/>"code" : 15952,</text:p>
      <text:p text:style-name="P1"><text:tab/>"ok" : 0</text:p>
      <text:p text:style-name="P1">} at src/mongo/shell/collection.js:898</text:p>
      <text:p text:style-name="P1">&gt; db.zipcode.aggregate({$group:{_id:"$state", totalpop:{$sum:"$pop"},{$sort:{$totalpop:1}}}})</text:p>
      <text:p text:style-name="P1">Wed Sep 18 15:50:44.102 SyntaxError: Unexpected token {</text:p>
      <text:p text:style-name="P1">&gt; db.zipcode.aggregate({$group:{_id:"$state", totalpop:{$sum:"$pop"},$sort:{$totalpop:1}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5:51:05.519 aggregate failed: {</text:p>
      <text:p text:style-name="P1"><text:tab/>"errmsg" : "exception: the group aggregate field name '$sort' cannot be an operator name",</text:p>
      <text:p text:style-name="P1"><text:tab/>"code" : 15950,</text:p>
      <text:p text:style-name="P1"><text:tab/>"ok" : 0</text:p>
      <text:p text:style-name="P1">} at src/mongo/shell/collection.js:898</text:p>
      <text:p text:style-name="P1">&gt; db.zipcode.aggregate({$group:{_id:"$state", totalpop:{$sum:"$pop"}}},{$match:{totalpop:{$gte:80000}}})</text:p>
      <text:p text:style-name="P1">{</text:p>
      <text:p text:style-name="P1"><text:tab/>"result" : [</text:p>
      <text:p text:style-name="P1"><text:tab/><text:tab/>{</text:p>
      <text:p text:style-name="P1"><text:tab/><text:tab/><text:tab/>"_id" : "gujrat",</text:p>
      <text:p text:style-name="P1"><text:tab/><text:tab/><text:tab/>"totalpop" : 87000</text:p>
      <text:p text:style-name="P1"><text:tab/><text:tab/>},</text:p>
      <text:p text:style-name="P1"><text:tab/><text:tab/>{</text:p>
      <text:p text:style-name="P1"><text:tab/><text:tab/><text:tab/>"_id" : "maharashtra",</text:p>
      <text:p text:style-name="P1"><text:tab/><text:tab/><text:tab/>"totalpop" : 96000</text:p>
      <text:p text:style-name="P1"><text:tab/><text:tab/>}</text:p>
      <text:p text:style-name="P1"><text:tab/>],</text:p>
      <text:p text:style-name="P1"><text:tab/>"ok" : 1</text:p>
      <text:p text:style-name="P1">}</text:p>
      <text:p text:style-name="P1">&gt; db.zipcode.aggregate({$group:{_id:"$state", totalpop:{$avg:"$pop"}}})</text:p>
      <text:p text:style-name="P1">{</text:p>
      <text:p text:style-name="P1"><text:tab/>"result" : [</text:p>
      <text:p text:style-name="P1"><text:tab/><text:tab/>{</text:p>
      <text:p text:style-name="P1"><text:tab/><text:tab/><text:tab/>"_id" : "punjab",</text:p>
      <text:p text:style-name="P1"><text:tab/><text:tab/><text:tab/>"totalpop" : 23666.666666666668</text:p>
      <text:p text:style-name="P1"><text:tab/><text:tab/>},</text:p>
      <text:p text:style-name="P1"><text:tab/><text:tab/>{</text:p>
      <text:p text:style-name="P1"><text:tab/><text:tab/><text:tab/>"_id" : "gujrat",</text:p>
      <text:p text:style-name="P1"><text:tab/><text:tab/><text:tab/>"totalpop" : 43500</text:p>
      <text:p text:style-name="P1"><text:tab/><text:tab/>},</text:p>
      <text:p text:style-name="P1"><text:tab/><text:tab/>{</text:p>
      <text:p text:style-name="P1"><text:tab/><text:tab/><text:tab/>"_id" : "maharashtra",</text:p>
      <text:p text:style-name="P1"><text:tab/><text:tab/><text:tab/>"totalpop" : 32000</text:p>
      <text:p text:style-name="P1"><text:soft-page-break/><text:tab/><text:tab/>}</text:p>
      <text:p text:style-name="P1"><text:tab/>],</text:p>
      <text:p text:style-name="P1"><text:tab/>"ok" : 1</text:p>
      <text:p text:style-name="P1">}</text:p>
      <text:p text:style-name="P1">&gt; db.zipcode.aggregate({$group:{_id:"$state", totalpop:{$max:"$pop"}}})</text:p>
      <text:p text:style-name="P1">{</text:p>
      <text:p text:style-name="P1"><text:tab/>"result" : [</text:p>
      <text:p text:style-name="P1"><text:tab/><text:tab/>{</text:p>
      <text:p text:style-name="P1"><text:tab/><text:tab/><text:tab/>"_id" : "punjab",</text:p>
      <text:p text:style-name="P1"><text:tab/><text:tab/><text:tab/>"totalpop" : 27000</text:p>
      <text:p text:style-name="P1"><text:tab/><text:tab/>},</text:p>
      <text:p text:style-name="P1"><text:tab/><text:tab/>{</text:p>
      <text:p text:style-name="P1"><text:tab/><text:tab/><text:tab/>"_id" : "gujrat",</text:p>
      <text:p text:style-name="P1"><text:tab/><text:tab/><text:tab/>"totalpop" : 45000</text:p>
      <text:p text:style-name="P1"><text:tab/><text:tab/>},</text:p>
      <text:p text:style-name="P1"><text:tab/><text:tab/>{</text:p>
      <text:p text:style-name="P1"><text:tab/><text:tab/><text:tab/>"_id" : "maharashtra",</text:p>
      <text:p text:style-name="P1"><text:tab/><text:tab/><text:tab/>"totalpop" : 72000</text:p>
      <text:p text:style-name="P1"><text:tab/><text:tab/>}</text:p>
      <text:p text:style-name="P1"><text:tab/>],</text:p>
      <text:p text:style-name="P1"><text:tab/>"ok" : 1</text:p>
      <text:p text:style-name="P1">}</text:p>
      <text:p text:style-name="P1">&gt; db.zipcode.aggregate({$group:{_id:"$state", totalpop:{$min:"$pop"}}})</text:p>
      <text:p text:style-name="P1">{</text:p>
      <text:p text:style-name="P1"><text:tab/>"result" : [</text:p>
      <text:p text:style-name="P1"><text:tab/><text:tab/>{</text:p>
      <text:p text:style-name="P1"><text:tab/><text:tab/><text:tab/>"_id" : "punjab",</text:p>
      <text:p text:style-name="P1"><text:tab/><text:tab/><text:tab/>"totalpop" : 21000</text:p>
      <text:p text:style-name="P1"><text:tab/><text:tab/>},</text:p>
      <text:p text:style-name="P1"><text:tab/><text:tab/>{</text:p>
      <text:p text:style-name="P1"><text:tab/><text:tab/><text:tab/>"_id" : "gujrat",</text:p>
      <text:p text:style-name="P1"><text:tab/><text:tab/><text:tab/>"totalpop" : 42000</text:p>
      <text:p text:style-name="P1"><text:tab/><text:tab/>},</text:p>
      <text:p text:style-name="P1"><text:tab/><text:tab/>{</text:p>
      <text:p text:style-name="P1"><text:tab/><text:tab/><text:tab/>"_id" : "maharashtra",</text:p>
      <text:p text:style-name="P1"><text:tab/><text:tab/><text:tab/>"totalpop" : 2000</text:p>
      <text:p text:style-name="P1"><text:tab/><text:tab/>}</text:p>
      <text:p text:style-name="P1"><text:tab/>],</text:p>
      <text:p text:style-name="P1"><text:tab/>"ok" : 1</text:p>
      <text:p text:style-name="P1">}</text:p>
      <text:p text:style-name="P1">&gt; db.zipcode.aggregate({$group:{_id:{s:"$state",c:"$city"}, totalpop:{$min:"$pop"},{$sort:{$totalpop:1}}}})</text:p>
      <text:p text:style-name="P1">Wed Sep 18 16:00:06.691 SyntaxError: Unexpected token {</text:p>
      <text:p text:style-name="P1">&gt; db.zipcode.aggregate({$group:{_id:{s:"$state",c:"$city"}, totalpop:{$min:"$pop"},{$sort:{$totalpop:1}}})</text:p>
      <text:p text:style-name="P1">... ^C</text:p>
      <text:p text:style-name="P1"></text:p>
      <text:p text:style-name="P1">&gt; db.zipcode.aggregate({$group:{_id:{s:"$state",c:"$city"}, totalpop:{$min:"$pop"},{$sort:{$totalpop:1}}}}})</text:p>
      <text:p text:style-name="P1"><text:soft-page-break/>Wed Sep 18 16:00:56.996 SyntaxError: Unexpected token {</text:p>
      <text:p text:style-name="P1">&gt; db.zipcode.aggregate({$group:{_id:{s:"$state",c:"$city"} totalpop:{$min:"$pop"},{$sort:{$totalpop:1}}}}})</text:p>
      <text:p text:style-name="P1">Wed Sep 18 16:01:10.772 SyntaxError: Unexpected identifier</text:p>
      <text:p text:style-name="P1">&gt; db.zipcode.aggregate({$group:{_id:{s:"$state",c:"$city"} totalpop:{$min:"$pop"}}},{$sort:{$totalpop:1}})</text:p>
      <text:p text:style-name="P1">Wed Sep 18 16:02:14.781 SyntaxError: Unexpected identifier</text:p>
      <text:p text:style-name="P1">&gt; db.zipcode.aggregate({$group:{_id:{s:"$state",c:"$city"}, totalpop:{$min:"$pop"}}},{$sort:{$totalpop:1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02:22.790 aggregate failed: {</text:p>
      <text:p text:style-name="P1"><text:tab/>"errmsg" : "exception: FieldPath field names may not start with '$'.",</text:p>
      <text:p text:style-name="P1"><text:tab/>"code" : 16410,</text:p>
      <text:p text:style-name="P1"><text:tab/>"ok" : 0</text:p>
      <text:p text:style-name="P1">} at src/mongo/shell/collection.js:898</text:p>
      <text:p text:style-name="P1">&gt; db.zipcode.aggregate({$group:{_id:{s:"$state",c:"$city"} , totalpop:{$min:"$pop"}}},{$sort:{$totalpop:1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02:48.182 aggregate failed: {</text:p>
      <text:p text:style-name="P1"><text:tab/>"errmsg" : "exception: FieldPath field names may not start with '$'.",</text:p>
      <text:p text:style-name="P1"><text:tab/>"code" : 16410,</text:p>
      <text:p text:style-name="P1"><text:tab/>"ok" : 0</text:p>
      <text:p text:style-name="P1">} at src/mongo/shell/collection.js:898</text:p>
      <text:p text:style-name="P1">&gt; db.zipcode.aggregate({$group:{_id:{s:"$state",c:"$city"} , totalpop:{$min:"$pop"}}},{$sort:{$totalpop:1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07:25.977 aggregate failed: {</text:p>
      <text:p text:style-name="P1"><text:tab/>"errmsg" : "exception: FieldPath field names may not start with '$'.",</text:p>
      <text:p text:style-name="P1"><text:tab/>"code" : 16410,</text:p>
      <text:p text:style-name="P1"><text:tab/>"ok" : 0</text:p>
      <text:p text:style-name="P1">} at src/mongo/shell/collection.js:898</text:p>
      <text:p text:style-name="P1">&gt; db.zipcode.aggregate({$group:{_id:{s:"$state",c:"$city"} , totalpop:{$min:"$pop"}}}{$sort:{$totalpop:1}})</text:p>
      <text:p text:style-name="P1">Wed Sep 18 16:07:32.496 SyntaxError: Unexpected token {</text:p>
      <text:p text:style-name="P1">&gt; db.zipcode.aggregate({$group:{_id:{s:"$state",c:"$city"} , totalpop:{$min:"$pop"}}},{$sort:{$totalpop:1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<text:soft-page-break/>Wed Sep 18 16:10:13.179 aggregate failed: {</text:p>
      <text:p text:style-name="P1"><text:tab/>"errmsg" : "exception: FieldPath field names may not start with '$'.",</text:p>
      <text:p text:style-name="P1"><text:tab/>"code" : 16410,</text:p>
      <text:p text:style-name="P1"><text:tab/>"ok" : 0</text:p>
      <text:p text:style-name="P1">} at src/mongo/shell/collection.js:898</text:p>
      <text:p text:style-name="P1">&gt; db.zipcode.aggregate({$group:{_id:{s:"$state",c:"$city"} , totalpop:{$min:"$pop"},{$sort:{$totalpop:1}}}})</text:p>
      <text:p text:style-name="P1">Wed Sep 18 16:12:37.923 SyntaxError: Unexpected token {</text:p>
      <text:p text:style-name="P1">&gt; db.zipcode.aggregate({$group:{_id:"$city" , totalpop:{$sum:"$pop"},{$sort:{$totalpop:1}}}})</text:p>
      <text:p text:style-name="P1">Wed Sep 18 16:14:11.492 SyntaxError: Unexpected token {</text:p>
      <text:p text:style-name="P1">&gt; db.zipcode.aggregate({$group:{_id:"$city" , totalpop:{$sum:"$pop"}}},{$sort:{$totalpop:1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14:28.934 aggregate failed: {</text:p>
      <text:p text:style-name="P1"><text:tab/>"errmsg" : "exception: FieldPath field names may not start with '$'.",</text:p>
      <text:p text:style-name="P1"><text:tab/>"code" : 16410,</text:p>
      <text:p text:style-name="P1"><text:tab/>"ok" : 0</text:p>
      <text:p text:style-name="P1">} at src/mongo/shell/collection.js:898</text:p>
      <text:p text:style-name="P1">&gt; db.zipcode.aggregate({$group:{_id:{s:"$state",c:"$city"} , totalpop:{$min:"$pop"},$sort:{$totalpop:1}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15:16.974 aggregate failed: {</text:p>
      <text:p text:style-name="P1"><text:tab/>"errmsg" : "exception: the group aggregate field name '$sort' cannot be an operator name",</text:p>
      <text:p text:style-name="P1"><text:tab/>"code" : 15950,</text:p>
      <text:p text:style-name="P1"><text:tab/>"ok" : 0</text:p>
      <text:p text:style-name="P1">} at src/mongo/shell/collection.js:898</text:p>
      <text:p text:style-name="P1">&gt; db.zipcode.aggregate({group:{_id:"$state",totalpop:{$sum:"$pop"},$first:{"$totalpop"}}})</text:p>
      <text:p text:style-name="P1">Wed Sep 18 16:22:56.066 SyntaxError: Unexpected token }</text:p>
      <text:p text:style-name="P1">&gt; db.zipcode.aggregate({group:{_id:"$state",totalpop:{$sum:"$pop"}}},$first:{"$totalpop"})</text:p>
      <text:p text:style-name="P1">Wed Sep 18 16:23:21.538 SyntaxError: Unexpected token :</text:p>
      <text:p text:style-name="P1">&gt; db.zipcode.find($first)</text:p>
      <text:p text:style-name="P1">Wed Sep 18 16:29:28.775 ReferenceError: $first is not defined</text:p>
      <text:p text:style-name="P1">&gt; db.zipcode.find('$first")</text:p>
      <text:p text:style-name="P1">... ^C</text:p>
      <text:p text:style-name="P1"></text:p>
      <text:p text:style-name="P1">&gt; db.zipcode.find("$first")</text:p>
      <text:p text:style-name="P1">error: { "$err" : "ReferenceError: $first is not defined", "code" : 16722 }</text:p>
      <text:p text:style-name="P1">&gt; db.zipcode.aggregate({group:{_id:"$state",totalpop:{$sum:"$pop"}}},{$first:"$totalpop"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34:01.603 aggregate failed: {</text:p>
      <text:p text:style-name="P1"><text:tab/>"errmsg" : "exception: Unrecognized pipeline stage name: 'group'",</text:p>
      <text:p text:style-name="P1"><text:soft-page-break/><text:tab/>"code" : 16436,</text:p>
      <text:p text:style-name="P1"><text:tab/>"ok" : 0</text:p>
      <text:p text:style-name="P1">} at src/mongo/shell/collection.js:898</text:p>
      <text:p text:style-name="P1">&gt; db.zipcode.aggregate({group:{_id:"$state",totalpop:{$sum:"$pop"},{$first:"$totalpop"}}})</text:p>
      <text:p text:style-name="P1">Wed Sep 18 16:34:43.923 SyntaxError: Unexpected token {</text:p>
      <text:p text:style-name="P1">&gt; db.zipcode.aggregate({group:{_id:"$state",totalpop:{$sum:"$pop"},first:{$first:"$totalpop"}}})</text:p>
      <text:p text:style-name="P1">Error: Printing Stack Trace</text:p>
      <text:p text:style-name="P1"><text:s text:c="4"/>at printStackTrace (src/mongo/shell/utils.js:37:15)</text:p>
      <text:p text:style-name="P1"><text:s text:c="4"/>at DBCollection.aggregate (src/mongo/shell/collection.js:897:9)</text:p>
      <text:p text:style-name="P1"><text:s text:c="4"/>at (shell):1:12</text:p>
      <text:p text:style-name="P1">Wed Sep 18 16:36:29.406 aggregate failed: {</text:p>
      <text:p text:style-name="P1"><text:tab/>"errmsg" : "exception: Unrecognized pipeline stage name: 'group'",</text:p>
      <text:p text:style-name="P1"><text:tab/>"code" : 16436,</text:p>
      <text:p text:style-name="P1"><text:tab/>"ok" : 0</text:p>
      <text:p text:style-name="P1">} at src/mongo/shell/collection.js:898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09-18T16:36:52.717573882</meta:creation-date>
    <dc:date>2019-09-18T16:37:43.759521345</dc:date>
    <dc:creator>student </dc:creator>
    <meta:editing-duration>P0D</meta:editing-duration>
    <meta:editing-cycles>1</meta:editing-cycles>
    <meta:document-statistic meta:table-count="0" meta:image-count="0" meta:object-count="0" meta:page-count="8" meta:paragraph-count="329" meta:word-count="1228" meta:character-count="12525" meta:non-whitespace-character-count="10967"/>
    <meta:generator>LibreOffice/4.1.3.2$Linux_X86_64 LibreOffice_project/410$Build-2</meta:generator>
  </office:meta>
</office:document-meta>
</file>